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pitch="variable" style:font-charset="x-symbol"/>
    <style:font-face style:name="OpenSymbol1"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23c1d6" officeooo:paragraph-rsid="0023c1d6" style:font-size-asian="11pt" style:font-size-complex="11pt"/>
    </style:style>
    <style:style style:name="P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5" style:family="paragraph" style:parent-style-name="Text_20_body">
      <style:paragraph-properties fo:margin-left="0in" fo:margin-right="0in" fo:margin-top="0in" fo:margin-bottom="0in" style:contextual-spacing="false" fo:line-height="150%" fo:text-indent="0in" style:auto-text-indent="false" style:shadow="none">
        <style:tab-stops>
          <style:tab-stop style:position="0.3752in"/>
          <style:tab-stop style:position="1.6252in"/>
        </style:tab-stops>
      </style:paragraph-properties>
      <style:text-properties style:font-name="DejaVu Sans1" fo:font-size="11pt" officeooo:paragraph-rsid="000fdc47" style:font-size-asian="11pt" style:font-size-complex="11pt"/>
    </style:style>
    <style:style style:name="P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126cac" style:font-size-asian="11pt" style:font-size-complex="11pt"/>
    </style:style>
    <style:style style:name="P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2e5bde" style:font-size-asian="11pt" style:font-size-complex="11pt"/>
    </style:style>
    <style:style style:name="P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font-size-asian="11pt" style:font-size-complex="11pt"/>
    </style:style>
    <style:style style:name="P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36ef9e" style:font-size-asian="11pt" style:font-size-complex="11pt"/>
    </style:style>
    <style:style style:name="P1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563482" style:font-size-asian="11pt" style:font-size-complex="11pt"/>
    </style:style>
    <style:style style:name="P1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3549ba" style:font-size-asian="11pt" style:font-size-complex="11pt"/>
    </style:style>
    <style:style style:name="P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ced2f" officeooo:paragraph-rsid="002ced2f" style:font-size-asian="11pt" style:font-size-complex="11pt"/>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ced2f" officeooo:paragraph-rsid="004a7495" style:font-size-asian="11pt" style:font-size-complex="11pt"/>
    </style:style>
    <style:style style:name="P1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4ad944" style:font-size-asian="11pt" style:font-size-complex="11pt"/>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4ebbe8" style:font-size-asian="11pt" style:font-size-complex="11pt"/>
    </style:style>
    <style:style style:name="P1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549ba" officeooo:paragraph-rsid="003549ba" style:font-size-asian="11pt" style:font-size-complex="11pt"/>
    </style:style>
    <style:style style:name="P1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36ef9e" style:font-size-asian="11pt" style:font-size-complex="11pt"/>
    </style:style>
    <style:style style:name="P1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3953b1" style:font-size-asian="11pt" style:font-size-complex="11pt"/>
    </style:style>
    <style:style style:name="P2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571a60" style:font-size-asian="11pt" style:font-size-complex="11pt"/>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5049bf" officeooo:paragraph-rsid="005049bf" style:font-size-asian="11pt" style:font-size-complex="11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2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30625" officeooo:paragraph-rsid="00563482" style:font-size-asian="11pt" style:font-size-complex="11pt"/>
    </style:style>
    <style:style style:name="P2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573991" style:font-size-asian="11pt" style:font-size-complex="11pt"/>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649cc3" officeooo:paragraph-rsid="00649cc3" style:font-size-asian="11pt" style:font-size-complex="11pt"/>
    </style:style>
    <style:style style:name="P26"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36ef9e" officeooo:paragraph-rsid="0036ef9e" style:font-size-asian="11pt" style:font-weight-asian="bold" style:font-size-complex="11pt" style:font-weight-complex="bold"/>
    </style:style>
    <style:style style:name="P27"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fo:font-weight="bold" officeooo:rsid="003cf61c" officeooo:paragraph-rsid="0062f869" style:font-size-asian="11pt" style:font-weight-asian="bold" style:font-size-complex="11pt" style:font-weight-complex="bold"/>
    </style:style>
    <style:style style:name="P28"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03a594e" officeooo:paragraph-rsid="0062f869" style:font-size-asian="11pt" style:font-weight-asian="bold" style:font-size-complex="11pt" style:font-weight-complex="bold"/>
    </style:style>
    <style:style style:name="P29"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13a4e2" officeooo:paragraph-rsid="0062f869" style:font-size-asian="9.60000038146973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7933f" officeooo:paragraph-rsid="0062f869" style:font-size-asian="11pt" style:font-weight-asian="normal" style:font-size-complex="11pt" style:font-weight-complex="normal"/>
    </style:style>
    <style:style style:name="P31"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33"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3a594e" officeooo:paragraph-rsid="0062f869"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a594e" officeooo:paragraph-rsid="0062f869" style:font-size-asian="11pt" style:font-weight-asian="normal" style:font-size-complex="11pt" style:font-weight-complex="normal"/>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cf61c" officeooo:paragraph-rsid="0062f869" style:font-size-asian="11pt" style:font-weight-asian="normal" style:font-size-complex="11pt" style:font-weight-complex="normal"/>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37"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fb591" officeooo:paragraph-rsid="0062f869" style:font-size-asian="11pt" style:font-weight-asian="normal" style:font-size-complex="11pt" style:font-weight-complex="normal"/>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6141fc" officeooo:paragraph-rsid="0062f869" style:font-size-asian="11pt" style:font-weight-asian="normal" style:font-size-complex="11pt" style:font-weight-complex="normal"/>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62d117" officeooo:paragraph-rsid="0062f869" style:font-size-asian="11pt" style:font-weight-asian="normal" style:font-size-complex="11pt" style:font-weight-complex="normal"/>
    </style:style>
    <style:style style:name="P4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style="italic" style:font-size-asian="11pt" style:font-style-asian="italic" style:font-size-complex="11pt" style:font-style-complex="italic"/>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4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fo:font-weight="normal" officeooo:rsid="005797b6" officeooo:paragraph-rsid="0062f869" style:font-size-asian="11pt" style:font-weight-asian="normal" style:font-size-complex="11pt" style:font-weight-complex="normal"/>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44c3de" officeooo:paragraph-rsid="0062f869" style:font-size-asian="11pt" style:font-weight-asian="normal" style:font-size-complex="11pt" style:font-weight-complex="normal"/>
    </style:style>
    <style:style style:name="P4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0fdc47" officeooo:paragraph-rsid="0062f869" style:font-size-asian="12pt" style:font-weight-asian="bold" style:font-size-complex="12pt" style:font-weight-complex="bold"/>
    </style:style>
    <style:style style:name="P4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style:font-size-asian="12pt" style:font-weight-asian="bold" style:font-size-complex="12pt" style:font-weight-complex="bold"/>
    </style:style>
    <style:style style:name="P49"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style:font-size-asian="12pt" style:font-weight-asian="bold" style:font-size-complex="12pt" style:font-weight-complex="bold"/>
    </style:style>
    <style:style style:name="P50"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194f4c" officeooo:paragraph-rsid="00563482" style:font-size-asian="12pt" style:font-weight-asian="bold" style:font-size-complex="12pt" style:font-weight-complex="bold"/>
    </style:style>
    <style:style style:name="P5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13a4e2" officeooo:paragraph-rsid="0013a4e2" style:font-size-asian="10.5pt" style:font-weight-asian="bold" style:font-size-complex="12pt" style:font-weight-complex="bold"/>
    </style:style>
    <style:style style:name="P52"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5797b6" officeooo:paragraph-rsid="0062f869" style:font-size-asian="10.5pt" style:font-weight-asian="bold" style:font-size-complex="12pt" style:font-weight-complex="bold"/>
    </style:style>
    <style:style style:name="P53" style:family="paragraph" style:parent-style-name="Text_20_body" style:master-page-name="First_20_Page">
      <style:paragraph-properties fo:margin-left="0in" fo:margin-right="0in" fo:margin-top="0in" fo:margin-bottom="0in" style:contextual-spacing="false" fo:line-height="150%" fo:text-indent="0in" style:auto-text-indent="false" style:page-number="auto" style:shadow="none"/>
      <style:text-properties style:font-name="DejaVu Sans1" fo:font-size="16pt" fo:font-weight="bold" style:font-size-asian="16pt" style:font-weight-asian="bold" style:font-size-complex="16pt" style:font-weight-complex="bold"/>
    </style:style>
    <style:style style:name="P54" style:family="paragraph" style:parent-style-name="Text_20_body" style:list-style-name="L1"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paragraph-rsid="00151fb8" style:font-size-asian="11pt" style:font-size-complex="11pt"/>
    </style:style>
    <style:style style:name="P55" style:family="paragraph" style:parent-style-name="Text_20_body" style:list-style-name="L1">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paragraph-rsid="00151fb8" style:font-size-asian="11pt" style:font-size-complex="11pt"/>
    </style:style>
    <style:style style:name="P56" style:family="paragraph" style:parent-style-name="Text_20_body" style:list-style-name="WWNum4"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ext-properties style:font-name="DejaVu Sans1" fo:font-size="11pt" officeooo:paragraph-rsid="00126cac" style:font-size-asian="11pt" style:font-size-complex="11pt"/>
    </style:style>
    <style:style style:name="P57" style:family="paragraph" style:parent-style-name="Text_20_body" style:list-style-name="L2"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rsid="003953b1" officeooo:paragraph-rsid="003953b1" style:font-size-asian="11pt" style:font-size-complex="11pt"/>
    </style:style>
    <style:style style:name="P58"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3953b1" officeooo:paragraph-rsid="003953b1" style:font-size-asian="11pt" style:font-size-complex="11pt"/>
    </style:style>
    <style:style style:name="P59"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3953b1" officeooo:paragraph-rsid="00573991" style:font-size-asian="11pt" style:font-size-complex="11pt"/>
    </style:style>
    <style:style style:name="P60" style:family="paragraph" style:parent-style-name="Text_20_body" style:list-style-name="L2">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3a1a90" officeooo:paragraph-rsid="003a1a90" style:font-size-asian="11pt" style:font-size-complex="11pt"/>
    </style:style>
    <style:style style:name="T1" style:family="text">
      <style:text-properties fo:font-size="8pt" style:font-size-asian="8pt"/>
    </style:style>
    <style:style style:name="T2" style:family="text">
      <style:text-properties fo:font-size="8pt" officeooo:rsid="003029c4" style:font-size-asian="8pt"/>
    </style:style>
    <style:style style:name="T3" style:family="text">
      <style:text-properties fo:color="#808080" loext:opacity="100%" style:font-name="DejaVu Sans1" fo:font-size="8pt" style:text-underline-style="none" officeooo:rsid="0020bc93" style:font-size-asian="8pt" style:font-size-complex="8pt"/>
    </style:style>
    <style:style style:name="T4" style:family="text">
      <style:text-properties fo:color="#808080" loext:opacity="100%" style:font-name="DejaVu Sans1" fo:font-size="8pt" style:text-underline-style="none" officeooo:rsid="003029c4" style:font-size-asian="8pt" style:font-size-complex="8pt"/>
    </style:style>
    <style:style style:name="T5" style:family="text">
      <style:text-properties fo:color="#808080" loext:opacity="100%" style:font-name="DejaVu Sans1" fo:font-size="8pt" style:text-underline-style="none" officeooo:rsid="00646099" style:font-size-asian="8pt" style:font-size-complex="8pt"/>
    </style:style>
    <style:style style:name="T6" style:family="text">
      <style:text-properties officeooo:rsid="000fdc4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officeooo:rsid="005d8d92"/>
    </style:style>
    <style:style style:name="T10" style:family="text">
      <style:text-properties officeooo:rsid="00291f41"/>
    </style:style>
    <style:style style:name="T11" style:family="text">
      <style:text-properties officeooo:rsid="002b1831"/>
    </style:style>
    <style:style style:name="T12" style:family="text">
      <style:text-properties officeooo:rsid="002ca629"/>
    </style:style>
    <style:style style:name="T13" style:family="text">
      <style:text-properties officeooo:rsid="002ced2f"/>
    </style:style>
    <style:style style:name="T14" style:family="text">
      <style:text-properties style:text-position="0% 100%" officeooo:rsid="0036ef9e"/>
    </style:style>
    <style:style style:name="T15" style:family="text">
      <style:text-properties officeooo:rsid="00330625"/>
    </style:style>
    <style:style style:name="T16" style:family="text">
      <style:text-properties officeooo:rsid="0033d896"/>
    </style:style>
    <style:style style:name="T17" style:family="text">
      <style:text-properties officeooo:rsid="003549ba"/>
    </style:style>
    <style:style style:name="T18" style:family="text">
      <style:text-properties officeooo:rsid="0036ef9e"/>
    </style:style>
    <style:style style:name="T19" style:family="text">
      <style:text-properties officeooo:rsid="0037d5f3"/>
    </style:style>
    <style:style style:name="T20" style:family="text">
      <style:text-properties officeooo:rsid="00151fb8"/>
    </style:style>
    <style:style style:name="T21" style:family="text">
      <style:text-properties officeooo:rsid="003a594e"/>
    </style:style>
    <style:style style:name="T22" style:family="text">
      <style:text-properties officeooo:rsid="003af9af"/>
    </style:style>
    <style:style style:name="T23" style:family="text">
      <style:text-properties officeooo:rsid="0040ccc9"/>
    </style:style>
    <style:style style:name="T24" style:family="text">
      <style:text-properties officeooo:rsid="00427b2e"/>
    </style:style>
    <style:style style:name="T25" style:family="text">
      <style:text-properties officeooo:rsid="004a7495"/>
    </style:style>
    <style:style style:name="T26" style:family="text">
      <style:text-properties fo:font-weight="bold" style:font-weight-asian="bold" style:font-weight-complex="bold"/>
    </style:style>
    <style:style style:name="T27" style:family="text">
      <style:text-properties style:font-name="DejaVu Sans"/>
    </style:style>
    <style:style style:name="T28" style:family="text">
      <style:text-properties style:font-name="DejaVu Sans" officeooo:rsid="004a7495"/>
    </style:style>
    <style:style style:name="T29" style:family="text">
      <style:text-properties style:font-name="DejaVu Sans" officeooo:rsid="004ad944"/>
    </style:style>
    <style:style style:name="T30" style:family="text">
      <style:text-properties style:font-name="DejaVu Sans" officeooo:rsid="004cd657"/>
    </style:style>
    <style:style style:name="T31" style:family="text">
      <style:text-properties style:font-name="DejaVu Sans" officeooo:rsid="004ebbe8"/>
    </style:style>
    <style:style style:name="T32" style:family="text">
      <style:text-properties style:font-name="DejaVu Sans" officeooo:rsid="005447d6"/>
    </style:style>
    <style:style style:name="T33" style:family="text">
      <style:text-properties style:font-name="DejaVu Sans" officeooo:rsid="00556281"/>
    </style:style>
    <style:style style:name="T34" style:family="text">
      <style:text-properties style:font-name="DejaVu Sans" officeooo:rsid="00573991"/>
    </style:style>
    <style:style style:name="T35" style:family="text">
      <style:text-properties style:font-name="DejaVu Sans" officeooo:rsid="00649cc3"/>
    </style:style>
    <style:style style:name="T36" style:family="text">
      <style:text-properties officeooo:rsid="004ad944"/>
    </style:style>
    <style:style style:name="T37" style:family="text">
      <style:text-properties officeooo:rsid="004ebbe8"/>
    </style:style>
    <style:style style:name="T38" style:family="text">
      <style:text-properties officeooo:rsid="005205d3"/>
    </style:style>
    <style:style style:name="T39" style:family="text">
      <style:text-properties officeooo:rsid="005298dd"/>
    </style:style>
    <style:style style:name="T40" style:family="text">
      <style:text-properties officeooo:rsid="005599f5"/>
    </style:style>
    <style:style style:name="T41" style:family="text">
      <style:text-properties fo:font-weight="normal" style:font-weight-asian="normal" style:font-weight-complex="normal"/>
    </style:style>
    <style:style style:name="T42" style:family="text">
      <style:text-properties fo:font-weight="normal" officeooo:rsid="00330625" style:font-weight-asian="normal" style:font-weight-complex="normal"/>
    </style:style>
    <style:style style:name="T43" style:family="text">
      <style:text-properties fo:font-weight="normal" officeooo:rsid="0033d896" style:font-weight-asian="normal" style:font-weight-complex="normal"/>
    </style:style>
    <style:style style:name="T44" style:family="text">
      <style:text-properties officeooo:rsid="00573991"/>
    </style:style>
    <style:style style:name="T45" style:family="text">
      <style:text-properties officeooo:rsid="00579363"/>
    </style:style>
    <style:style style:name="T46" style:family="text">
      <style:text-properties officeooo:rsid="005797b6"/>
    </style:style>
    <style:style style:name="T47" style:family="text">
      <style:text-properties officeooo:rsid="005a848f"/>
    </style:style>
    <style:style style:name="T48" style:family="text">
      <style:text-properties officeooo:rsid="005b9a15"/>
    </style:style>
    <style:style style:name="T49" style:family="text">
      <style:text-properties officeooo:rsid="005d8d92"/>
    </style:style>
    <style:style style:name="T50" style:family="text">
      <style:text-properties officeooo:rsid="005dffc1"/>
    </style:style>
    <style:style style:name="T51" style:family="text">
      <style:text-properties officeooo:rsid="005fb591"/>
    </style:style>
    <style:style style:name="T52" style:family="text">
      <style:text-properties officeooo:rsid="006529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Just in Time</text:p>
      <text:p text:style-name="P3">A <text:span text:style-name="T10">cooperative abstract on time-travel played in</text:span> real-time</text:p>
      <text:p text:style-name="P3"/>
      <text:p text:style-name="P43">Presentville's laboratory created a tear in space-time, trapping the city in a destructive vortex somewhere outside of reality. The players must work together, <text:span text:style-name="T6">traveling</text:span> through time and <text:span text:style-name="T6">place</text:span>, to realign their recent history before it, and they, cease to exist.</text:p>
      <text:p text:style-name="P4"/>
      <text:p text:style-name="P4">Just in Time is played by 1-4 players in real-time. Players take actions as quickly or slowly as they wish, taking their turns independently of one another. <text:span text:style-name="T12">T</text:span>he players all win or lose as a team depending on whether they were able to successfully stabilize the timeline.</text:p>
      <text:p text:style-name="P4"/>
      <text:p text:style-name="P48">Components</text:p>
      <text:p text:style-name="P5">1<text:tab/>Game board<text:line-break/>12<text:tab/>Pace tokens<text:tab/>- <text:span text:style-name="T13">double-sided </text:span><text:span text:style-name="T36">shuffle / construct</text:span><text:line-break/><text:span text:style-name="T21">48</text:span><text:tab/>Time tokens<text:tab/>– <text:span text:style-name="T21">8</text:span> each of 6 colors <text:span text:style-name="T13">and double-sided blank / marked</text:span><text:line-break/><text:span text:style-name="T10">12</text:span><text:tab/>Player meeples<text:tab/>– 2 each of <text:span text:style-name="T10">6</text:span> colors<text:line-break/><text:span text:style-name="T10">108</text:span><text:tab/>Player cards<text:tab/>– <text:span text:style-name="T10">6</text:span><text:span text:style-name="T6"> decks of 18</text:span> cards</text:p>
      <text:p text:style-name="P4"/>
      <text:p text:style-name="P48">Overview</text:p>
      <text:p text:style-name="P4">Throughout the game each player controls 2 meeples: 1 on the <text:span text:style-name="T11">place</text:span> spaces representing where they exist and 1 on the time spaces representing when they exist.</text:p>
      <text:p text:style-name="P4"/>
      <text:p text:style-name="P4">The game is played over 3 rounds. For each round there are specific <text:span text:style-name="T11">places and times</text:span> that must be <text:span text:style-name="T11">aligned</text:span> to proceed. Players activate actions on their cards and <text:span text:style-name="T11">constructs</text:span> to move about the board and alter tokens until <text:span text:style-name="T11">the required alignments are complete</text:span>. Players must <text:span text:style-name="T11">successfully </text:span>complete all 3 <text:span text:style-name="T11">rounds</text:span> in order to win.</text:p>
      <text:p text:style-name="P6"/>
      <text:p text:style-name="P6">There are <text:span text:style-name="T12">2</text:span> possible ways to end the game:</text:p>
      <text:list xml:id="list2599613448" text:style-name="L1">
        <text:list-item>
          <text:p text:style-name="P54">The players win once they <text:span text:style-name="T12">have</text:span> <text:span text:style-name="T12">successfully </text:span>completed all 3 rounds</text:p>
        </text:list-item>
        <text:list-item>
          <text:p text:style-name="P55">The players lose if all player cards are spent without completing the current <text:span text:style-name="T12">round</text:span></text:p>
        </text:list-item>
      </text:list>
      <text:list xml:id="list3385377178" text:style-name="WWNum4">
        <text:list-header>
          <text:p text:style-name="P56"/>
        </text:list-header>
      </text:list>
      <text:p text:style-name="P51"/>
      <text:p text:style-name="P50">Game Play</text:p>
      <text:p text:style-name="P10">Time has looped back on itself, meaning that a player's distant future is also <text:span text:style-name="T39">their</text:span> past. The <text:span text:style-name="T15">time-space</text:span> a player’s meeple sits on is their present time. The <text:span text:style-name="T15">2</text:span> time-spaces counter-clockwise from that time are in their past and the remaining <text:span text:style-name="T15">3</text:span> <text:span text:style-name="T39">time-</text:span>spaces are in their future.</text:p>
      <text:p text:style-name="P10"/>
      <text:p text:style-name="P10"><text:span text:style-name="T40">Time-meeples control when a player exists however only their place-meeple is able to take actions. </text:span><text:span text:style-name="T39">Most actions require a card or token to exist for the player </text:span><text:span text:style-name="T40">in order to be affected:</text:span></text:p>
      <text:p text:style-name="P22"><text:span text:style-name="T33">C</text:span><text:span text:style-name="T27">ards<text:tab/></text:span><text:span text:style-name="T28">» </text:span><text:span text:style-name="T27">must be physically located </text:span><text:span text:style-name="T32">o</text:span><text:span text:style-name="T27">n </text:span><text:span text:style-name="T32">a</text:span><text:span text:style-name="T27"> time-space in the player’s past or present</text:span></text:p>
      <text:p text:style-name="P22"><text:span text:style-name="T33">T</text:span><text:span text:style-name="T27">okens<text:tab/></text:span><text:span text:style-name="T28">» </text:span><text:span text:style-name="T27">must match color with 1 of the player’s past or present time-spaces</text:span></text:p>
      <text:p text:style-name="P10"/>
      <text:p text:style-name="P10">At the start of each round 3 goal tokens will be revealed that represent part of the timeline that has become unstable. Another 3 goal tokens will be revealed for <text:span text:style-name="T15">places</text:span>, representing the same.</text:p>
      <text:p text:style-name="P10"/>
      <text:p text:style-name="P23">Time tokens on the board will be flipped throughout the game to their marked side. Marked tokens do not count toward completing the current round nor can they be swapped for other tokens. They can however be repaired to their blank side through player actions.</text:p>
      <text:p text:style-name="P10"/>
      <text:p text:style-name="P10">In order to complete the round, players must change the tokens on the time-s<text:span text:style-name="T15">paces</text:span> matching the goal tokens to contain the <text:span text:style-name="T15">place</text:span> goal token colors <text:span text:style-name="T40">and</text:span> change the tokens on the <text:span text:style-name="T15">place-spaces</text:span> to match the time goal token colors.</text:p>
      <text:p text:style-name="P10"/>
      <text:p text:style-name="P10"><text:span text:style-name="T8">Example</text:span><text:span text:style-name="T26"><text:line-break/></text:span><text:span text:style-name="T41">Goal board contains yellow, purple and orange tokens on the </text:span><text:span text:style-name="T42">place</text:span><text:span text:style-name="T41"> spaces while blue, </text:span><text:span text:style-name="T42">green</text:span><text:span text:style-name="T41"> and red are on the time spaces. To complete the round the game board must contain yellow, purple and orange tokens on the blue, </text:span><text:span text:style-name="T42">green</text:span><text:span text:style-name="T41"> and red time spaces as well as blue, </text:span><text:span text:style-name="T42">green</text:span><text:span text:style-name="T41"> and red tokens on the yellow, purple and orange </text:span><text:span text:style-name="T42">place</text:span><text:span text:style-name="T41"> spaces. </text:span><text:span text:style-name="T43">Each of these tokens must be blank-side up.</text:span></text:p>
      <text:p text:style-name="P52">Actions</text:p>
      <text:p text:style-name="P29">Cards <text:span text:style-name="T46">are either played to activate their primary or secondary action, or discarded to pay the cost of another card’s action. Pace tokens are spent to either shuffle the player’s cards into a new deck or to construct a card action on the game board.</text:span></text:p>
      <text:p text:style-name="P47"/>
      <text:p text:style-name="P45">Card Actions</text:p>
      <text:p text:style-name="P30">To activ<text:span text:style-name="T21">ate</text:span> an action on a card in a player’s hand they first place the card on the table in front of themselves and then discard either 1 card to activate the card’s <text:span text:style-name="T21">primary</text:span> action or they discard 2 cards to active the card’s <text:span text:style-name="T21">secondary</text:span> action.</text:p>
      <text:p text:style-name="P30"/>
      <text:p text:style-name="P30">After discarding the player then resolves the action <text:span text:style-name="T21">and</text:span> discards the card <text:span text:style-name="T24">itself:</text:span></text:p>
      <text:p text:style-name="P31"/>
      <text:p text:style-name="P44">Move</text:p>
      <text:p text:style-name="P32"><text:span text:style-name="T23">M</text:span>ove your place-meeple to an adjacent place space.</text:p>
      <text:p text:style-name="P32">Move your time-meeple to an adjacent time space.</text:p>
      <text:p text:style-name="P32"/>
      <text:p text:style-name="P44">Flip</text:p>
      <text:p text:style-name="P32"><text:span text:style-name="T20">Flip a token on </text:span><text:span text:style-name="T48">the player’s</text:span><text:span text:style-name="T20"> </text:span><text:span text:style-name="T19">place-</text:span><text:span text:style-name="T48">meeple </text:span><text:span text:style-name="T20">space </text:span><text:span text:style-name="T19">to blank-side up.</text:span></text:p>
      <text:p text:style-name="P32"><text:span text:style-name="T20">Flip a token on </text:span><text:span text:style-name="T48">the player’s</text:span><text:span text:style-name="T20"> time-</text:span><text:span text:style-name="T48">meeple </text:span><text:span text:style-name="T20">space </text:span><text:span text:style-name="T19">to blank-side up.</text:span></text:p>
      <text:p text:style-name="P36"/>
      <text:p text:style-name="P36">The token must match color with one of the player’s past or present time-spaces.</text:p>
      <text:p text:style-name="P32"/>
      <text:p text:style-name="P44">Swap</text:p>
      <text:p text:style-name="P32"><text:span text:style-name="T19">Swap</text:span><text:span text:style-name="T20"> a token </text:span>from the player’s <text:span text:style-name="T7">place-</text:span><text:span text:style-name="T9">meeple </text:span><text:span text:style-name="T7">space</text:span> with a token from their time-<text:span text:style-name="T49">meeple </text:span>space.</text:p>
      <text:p text:style-name="P32"><text:span text:style-name="T19">Swap</text:span><text:span text:style-name="T20"> a token </text:span>from the player’s <text:span text:style-name="T7">time-</text:span><text:span text:style-name="T9">meeple </text:span><text:span text:style-name="T7">space</text:span> with a token from their place-<text:span text:style-name="T49">meeple </text:span>space.</text:p>
      <text:p text:style-name="P32"/>
      <text:p text:style-name="P36">The originating token <text:span text:style-name="T47">(underlined)</text:span> must match color with one of the player’s past or present time spaces <text:span text:style-name="T52">in order to be swapped.</text:span></text:p>
      <text:p text:style-name="P28">Pacing</text:p>
      <text:p text:style-name="P33">Any time a player has less than 5 cards in their hand they draw cards from their deck until back to 5 cards or as many as possible should their deck run out.</text:p>
      <text:p text:style-name="P34"/>
      <text:p text:style-name="P42">Players with pace tokens shuffle-side up may flip it over <text:span text:style-name="T21">to </text:span>its construct-side in order to <text:span text:style-name="T21">shuffle their hand, deck and discard pile into a new deck.</text:span></text:p>
      <text:p text:style-name="P27"/>
      <text:p text:style-name="P27">Construct</text:p>
      <text:p text:style-name="P37">The 6 cards face-up on the game board each have 2 construction slots which can be constructed to provide the players additional action options for the remainder of the game.</text:p>
      <text:p text:style-name="P38"/>
      <text:p text:style-name="P40">To construct or activate an action a player’s place-meeple must be on the card’s matching place space and the card must be in the player’s past or present.</text:p>
      <text:p text:style-name="P38"/>
      <text:p text:style-name="P38">In order to construct a slot the player must have a pace token construct-side up: <text:span text:style-name="T51">t</text:span>he player places their pace token on the desired construction slot.</text:p>
      <text:p text:style-name="P38"/>
      <text:p text:style-name="P41">In order to activate<text:span text:style-name="T50"> a constructed action the player discards the required cards, </text:span>1 for primary or 2 for secondary,<text:span text:style-name="T50"> and then resolves the action.</text:span></text:p>
      <text:p text:style-name="P35"/>
      <text:p text:style-name="P46">Example</text:p>
      <text:p text:style-name="P39"><text:span text:style-name="T50">A</text:span> card on the green time space can by <text:span text:style-name="T50">constructed or</text:span> activated by a player with their place-meeple on the green place space and time-meeple on either the green, yellow or orange time spaces.</text:p>
      <text:p text:style-name="P49">Setup</text:p>
      <text:p text:style-name="P8">Place the game board in the center of the table within easy reach of all players.</text:p>
      <text:p text:style-name="P8"/>
      <text:p text:style-name="P13">Each player selects a color taking its respective deck, 2 meeples as well as 1 pace token.</text:p>
      <text:p text:style-name="P13"><text:span text:style-name="T25">1-player<text:tab/></text:span><text:span text:style-name="T28">»</text:span><text:span text:style-name="T25"> the player takes 4 pace tokens</text:span></text:p>
      <text:p text:style-name="P13"><text:span text:style-name="T25">2-players<text:tab/></text:span><text:span text:style-name="T28">» </text:span><text:span text:style-name="T25">the players take 2 pace tokens</text:span></text:p>
      <text:p text:style-name="P13"><text:span text:style-name="T25">3-players<text:tab/></text:span><text:span text:style-name="T28">» </text:span><text:span text:style-name="T35">the players take 2 pace tokens</text:span></text:p>
      <text:p text:style-name="P12"/>
      <text:p text:style-name="P12">Players place <text:span text:style-name="T36">1 of </text:span>their meeples <text:span text:style-name="T36">each </text:span>on their matching colored place and time spaces.</text:p>
      <text:p text:style-name="P14"/>
      <text:p text:style-name="P15">Players place their pace token in front of them <text:span text:style-name="T36">construct</text:span>-side up.</text:p>
      <text:p text:style-name="P15"><text:span text:style-name="T36">1-player<text:tab/></text:span><text:span text:style-name="T28">» </text:span><text:span text:style-name="T29">place </text:span><text:span text:style-name="T35">1 token construct-side up and</text:span><text:span text:style-name="T29"> the other 3 pace tokens shuffle-side up</text:span></text:p>
      <text:p text:style-name="P15"><text:span text:style-name="T29">2-player</text:span><text:span text:style-name="T30">s</text:span><text:span text:style-name="T29"><text:tab/></text:span><text:span text:style-name="T28">» </text:span><text:span text:style-name="T29">place </text:span><text:span text:style-name="T35">1 token construct-side up and</text:span><text:span text:style-name="T29"> the other 1 pace token shuffle-side up</text:span></text:p>
      <text:p text:style-name="P25"><text:span text:style-name="T29">3-</text:span><text:span text:style-name="T27">players<text:tab/></text:span><text:span text:style-name="T28">» </text:span><text:span text:style-name="T27">place both tokens construct-side up</text:span></text:p>
      <text:p text:style-name="P14"/>
      <text:p text:style-name="P16">Place 4 pace tokens each on the game board <text:span text:style-name="T37">shuffle</text:span>-side up covering the pace spaces for rounds 2 and 3.</text:p>
      <text:p text:style-name="P16"><text:span text:style-name="T37">3-players<text:tab/></text:span><text:span text:style-name="T28">» </text:span><text:span text:style-name="T31">place 3 tokens </text:span><text:span text:style-name="T35">on rounds 2 and 3</text:span></text:p>
      <text:p text:style-name="P14"/>
      <text:p text:style-name="P14">Separate <text:span text:style-name="T22">12 </text:span>time token<text:span text:style-name="T22">s, 2 of each color,</text:span> <text:span text:style-name="T22">to set</text:span> aside for <text:span text:style-name="T17">managing</text:span> the goal of each round.</text:p>
      <text:p text:style-name="P14"/>
      <text:p text:style-name="P14">Mix the remaining time tokens and randomly place 3 on each place and time space blank-side up.</text:p>
      <text:p text:style-name="P14"/>
      <text:p text:style-name="P21">Shuffle an unused player deck and deal 1 card face-up to each of the 6 construct spaces on the game board.</text:p>
      <text:p text:style-name="P7"/>
      <text:p text:style-name="P7">Return <text:span text:style-name="T38">all other </text:span>unused cards <text:span text:style-name="T38">and</text:span> meeples to the box.</text:p>
      <text:p text:style-name="P7"/>
      <text:p text:style-name="P14">Players shuffle their decks, place them face-down in front of them and draw a hand of 5 cards.</text:p>
      <text:p text:style-name="P26">Rounds</text:p>
      <text:p text:style-name="P11"><text:span text:style-name="T17">Mix 1 of each time token set aside </text:span><text:span text:style-name="T18">for goal management and randomly place them blank-side up in the center of the board on the 6 goal spaces: 3 for places and 3 for times.</text:span></text:p>
      <text:p text:style-name="P17"/>
      <text:p text:style-name="P18">Mix the remaining time tokens for goal management and randomly place 2 marked-side up in the center of the board on the 2 damage spaces. Flip every time token matching either of these colors on the place and time spaces of the board to be marked-side up.</text:p>
      <text:p text:style-name="P18"/>
      <text:p text:style-name="P20">The players are now free to take actions until either the goal has been completed <text:span text:style-name="T44">or the players have ran out of cards</text:span>. Players do not take turns; <text:span text:style-name="T44">t</text:span>hey each activate and resolve their actions as quickly or slowly as they wish <text:span text:style-name="T16">independently of one another</text:span>.</text:p>
      <text:p text:style-name="P20"/>
      <text:p text:style-name="P24">If the players run out of cards before completing the round then the players lose the game forever lost as Presentville’s space-time ceases to exist.</text:p>
      <text:p text:style-name="P18"/>
      <text:p text:style-name="P19">Once the goal is complete:</text:p>
      <text:list xml:id="list883340445" text:style-name="L2">
        <text:list-item>
          <text:p text:style-name="P57">Return the 2 damage space time tokens to the box</text:p>
        </text:list-item>
        <text:list-item>
          <text:p text:style-name="P58">Set aside the other 6 time tokens from the center of the board</text:p>
        </text:list-item>
        <text:list-item>
          <text:p text:style-name="P59">Each player takes 1 pace token from the next round’s pace space placing it blank-side up in front of themselves<text:line-break/><text:span text:style-name="T44">1 player<text:tab/></text:span><text:span text:style-name="T28">» </text:span><text:span text:style-name="T34">the player takes 4 pace tokens<text:line-break/>2 players<text:tab/></text:span><text:span text:style-name="T28">» </text:span><text:span text:style-name="T34">the players take 2 pace tokens</text:span></text:p>
        </text:list-item>
        <text:list-item>
          <text:p text:style-name="P60">Setup the next round and continue until 3 rounds have been completed</text:p>
        </text:list-item>
      </text:list>
      <text:p text:style-name="P18"/>
      <text:p text:style-name="P9"><text:span text:style-name="T18">Successfully completing the 3</text:span><text:span text:style-name="T14">rd</text:span><text:span text:style-name="T18"> round ends the game in victory for the players saving Presentville as </text:span><text:span text:style-name="T45">place and </text:span><text:span text:style-name="T18">time restore to their rightful way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pitch="variable" style:font-charset="x-symbol"/>
    <style:font-face style:name="OpenSymbol1"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loext:opacity="100%"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 fo:font-family="OpenSymbol" style:font-pitch="variable"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M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3029c4" style:font-size-asian="8pt"/>
    </style:style>
    <style:style style:name="MT3" style:family="text">
      <style:text-properties fo:color="#808080" loext:opacity="100%" style:font-name="DejaVu Sans1" fo:font-size="8pt" style:text-underline-style="none" officeooo:rsid="0020bc93" style:font-size-asian="8pt" style:font-size-complex="8pt"/>
    </style:style>
    <style:style style:name="MT4" style:family="text">
      <style:text-properties fo:color="#808080" loext:opacity="100%" style:font-name="DejaVu Sans1" fo:font-size="8pt" style:text-underline-style="none" officeooo:rsid="003029c4" style:font-size-asian="8pt" style:font-size-complex="8pt"/>
    </style:style>
    <style:style style:name="MT5" style:family="text">
      <style:text-properties fo:color="#808080" loext:opacity="100%" style:font-name="DejaVu Sans1" fo:font-size="8pt" style:text-underline-style="none" officeooo:rsid="00646099"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Just in Time<text:tab/>Page </text:span><text:span text:style-name="MT1"><text:page-number text:select-page="current">6</text:page-number></text:span><text:span text:style-name="MT1"><text:tab/>Rulebook v.1</text:span><text:span text:style-name="MT2">6</text:span></text:p>
        <text:p text:style-name="MP2"><text:span text:style-name="Internet_20_link"><text:span text:style-name="MT3">https://www.boardgamegeek.com/thread/1412815<text:tab/><text:tab/></text:span></text:span><text:span text:style-name="Internet_20_link"><text:span text:style-name="MT4">July </text:span></text:span><text:span text:style-name="Internet_20_link"><text:span text:style-name="MT5">7</text:span></text:span><text:span text:style-name="Internet_20_link"><text:span text:style-name="MT4">, 2022</text:span></text:span></text:p>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regg</meta:initial-creator>
    <meta:editing-cycles>108</meta:editing-cycles>
    <meta:print-date>2017-02-03T18:20:00</meta:print-date>
    <meta:creation-date>2017-01-23T19:18:00</meta:creation-date>
    <dc:date>2022-07-12T12:55:41.521375510</dc:date>
    <dc:language>en-US</dc:language>
    <meta:editing-duration>PT20H41M51S</meta:editing-duration>
    <meta:generator>LibreOffice/7.2.7.2$Linux_X86_64 LibreOffice_project/20$Build-2</meta:generator>
    <meta:document-statistic meta:table-count="0" meta:image-count="0" meta:object-count="0" meta:page-count="6" meta:paragraph-count="79" meta:word-count="1482" meta:character-count="8288" meta:non-whitespace-character-count="6887"/>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